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90000433A00001EEEB2784E6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1.27cm" fo:min-width="16cm"/>
    </style:style>
    <style:style style:name="gr3" style:family="graphic" style:parent-style-name="standard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9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474cm" fo:min-width="47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cm" fo:min-width="0cm"/>
    </style:style>
    <style:style style:name="gr10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1.067cm" fo:min-width="13.496cm"/>
    </style:style>
    <style:style style:name="gr1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5.422cm"/>
    </style:style>
    <style:style style:name="gr13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1.31cm" fo:min-width="10.68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114pt" style:font-size-asian="114pt" style:font-size-complex="114pt"/>
    </style:style>
    <style:style style:name="P5" style:family="paragraph">
      <style:paragraph-properties fo:text-align="center"/>
      <style:text-properties fo:font-size="114pt" fo:font-weight="bold" style:font-size-asian="114pt" style:font-weight-asian="bold" style:font-size-complex="114pt" style:font-weight-complex="bold"/>
    </style:style>
    <style:style style:name="P6" style:family="paragraph">
      <style:paragraph-properties fo:text-align="justify" style:text-autospace="none"/>
    </style:style>
    <style:style style:name="P7" style:family="paragraph">
      <style:paragraph-properties fo:text-align="justify"/>
    </style:style>
    <style:style style:name="P8" style:family="paragraph">
      <style:paragraph-properties fo:text-align="justify" style:text-autospace="none"/>
      <style:text-properties fo:font-family="ArialMT" style:font-family-generic="swiss" fo:font-size="21pt" style:font-family-asian="ArialMT" style:font-family-generic-asian="swiss" style:font-size-asian="21pt" style:font-family-complex="ArialMT" style:font-family-generic-complex="swiss" style:font-size-complex="11.8999996185303pt"/>
    </style:style>
    <style:style style:name="P9" style:family="paragraph">
      <style:paragraph-properties fo:margin-left="5.914cm" fo:margin-right="0cm" fo:text-align="center" fo:text-indent="0cm"/>
      <style:text-properties fo:font-size="36pt" style:font-size-asian="36pt" style:font-size-complex="36pt"/>
    </style:style>
    <style:style style:name="P10" style:family="paragraph">
      <style:paragraph-properties fo:margin-left="5.914cm" fo:margin-right="0cm" fo:text-align="center" fo:text-indent="0cm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12" style:family="paragraph">
      <style:text-properties fo:font-size="34pt" fo:font-weight="bold" style:font-size-asian="34pt" style:font-weight-asian="bold" style:font-size-complex="34pt" style:font-weight-complex="bold"/>
    </style:style>
    <style:style style:name="P13" style:family="paragraph">
      <style:text-properties fo:font-size="34pt" style:font-size-asian="34pt" style:font-size-complex="34pt"/>
    </style:style>
    <style:style style:name="P14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14pt" fo:font-weight="bold" style:font-size-asian="114pt" style:font-weight-asian="bold" style:font-size-complex="114pt" style:font-weight-complex="bold"/>
    </style:style>
    <style:style style:name="T3" style:family="text">
      <style:text-properties fo:font-family="ArialMT" style:font-family-generic="swiss" fo:font-size="34pt" fo:font-weight="bold" style:font-family-asian="ArialMT" style:font-family-generic-asian="swiss" style:font-size-asian="34pt" style:font-weight-asian="bold" style:font-family-complex="ArialMT" style:font-family-generic-complex="swiss" style:font-size-complex="34pt" style:font-weight-complex="bold"/>
    </style:style>
    <style:style style:name="T4" style:family="text">
      <style:text-properties fo:font-family="ArialMT" style:font-family-generic="swiss" fo:font-size="32pt" style:font-family-asian="ArialMT" style:font-family-generic-asian="swiss" style:font-size-asian="32pt" style:font-family-complex="ArialMT" style:font-family-generic-complex="swiss" style:font-size-complex="32pt"/>
    </style:style>
    <style:style style:name="T5" style:family="text">
      <style:text-properties fo:font-family="ArialMT" style:font-family-generic="swiss" fo:font-size="32pt" fo:font-weight="bold" style:font-family-asian="ArialMT" style:font-family-generic-asian="swiss" style:font-size-asian="32pt" style:font-weight-asian="bold" style:font-family-complex="ArialMT" style:font-family-generic-complex="swiss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style:text-position="super 58%" fo:font-family="Arial" style:font-style-name="Standard" style:font-family-generic="swiss" fo:font-size="34pt" fo:font-weight="bold" style:font-family-asian="Arial" style:font-style-name-asian="Standard" style:font-family-generic-asian="swiss" style:font-size-asian="34pt" style:font-weight-asian="bold" style:font-family-complex="Arial" style:font-style-name-complex="Standard" style:font-family-generic-complex="swiss" style:font-size-complex="34pt" style:font-weight-complex="bold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15pt" fo:font-style="normal" fo:text-shadow="none" style:text-underline-style="none" fo:font-weight="bold" style:letter-kerning="true" style:font-family-asian="ArialMT" style:font-family-generic-asian="swiss" style:font-size-asian="15pt" style:font-style-asian="normal" style:font-weight-asian="bold" style:font-family-complex="ArialMT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3" style:family="text">
      <style:text-properties style:text-position="super 58%" fo:font-family="Arial" style:font-style-name="Standard" style:font-family-generic="swiss" fo:font-size="32pt" fo:font-weight="bold" style:font-family-asian="Arial" style:font-style-name-asian="Standard" style:font-family-generic-asian="swiss" style:font-size-asian="32pt" style:font-weight-asian="bold" style:font-family-complex="Arial" style:font-style-name-complex="Standard" style:font-family-generic-complex="swis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41cm" svg:height="11.654cm" svg:x="45.159cm" svg:y="1cm">
          <draw:image xlink:href="file:///F:/Daten/Word/Daimler/Hochschule/6%20Semester/Projekt%20Mechatronik/Poster/Lokomotive%201.gif" xlink:type="simple" xlink:show="embed" xlink:actuate="onLoad">
            <text:p/>
          </draw:image>
        </draw:frame>
        <draw:frame draw:style-name="gr1" draw:text-style-name="P1" draw:layer="layout" svg:width="17.25cm" svg:height="10.503cm" svg:x="1.94cm" svg:y="52.5cm">
          <draw:image xlink:href="file:///F:/Daten/Word/Daimler/Hochschule/6%20Semester/Projekt%20Mechatronik/Poster/phase.gif" xlink:type="simple" xlink:show="embed" xlink:actuate="onLoad">
            <text:p/>
          </draw:image>
        </draw:frame>
        <draw:frame draw:style-name="gr1" draw:text-style-name="P1" draw:layer="layout" svg:width="35cm" svg:height="28.6cm" svg:x="1cm" svg:y="12.5cm">
          <draw:image xlink:href="file:///F:/Daten/Word/Daimler/Hochschule/6%20Semester/Projekt%20Mechatronik/Poster/Abbildung_Pflichtenheft.jpg" xlink:type="simple" xlink:show="embed" xlink:actuate="onLoad">
            <text:p/>
          </draw:image>
        </draw:frame>
        <draw:frame draw:style-name="gr1" draw:text-style-name="P1" draw:layer="layout" svg:width="11.857cm" svg:height="4.169cm" svg:x="1cm" svg:y="1cm">
          <draw:image xlink:href="file:///F:/Daten/Word/Daimler/Hochschule/6%20Semester/Projekt%20Mechatronik/Poster/logo.jpg" xlink:type="simple" xlink:show="embed" xlink:actuate="onLoad">
            <text:p/>
          </draw:image>
        </draw:frame>
        <draw:frame draw:style-name="gr2" draw:text-style-name="P3" draw:layer="layout" svg:width="12cm" svg:height="1.52cm" svg:x="23.69cm" svg:y="50cm">
          <draw:text-box>
            <text:p text:style-name="P2"><text:span text:style-name="T1">Software Architektur</text:span></text:p>
          </draw:text-box>
        </draw:frame>
        <draw:rect draw:style-name="gr3" draw:text-style-name="P1" draw:layer="layout" svg:width="57.4cm" svg:height="82.1cm" svg:x="1cm" svg:y="1cm">
          <text:p/>
        </draw:rect>
        <draw:frame draw:style-name="gr4" draw:text-style-name="P5" draw:layer="layout" svg:width="57.4cm" svg:height="9.5cm" svg:x="1cm" svg:y="1cm">
          <draw:text-box>
            <text:p text:style-name="P4"><text:span text:style-name="T2">Sichere </text:span></text:p>
            <text:p text:style-name="P4"><text:span text:style-name="T2">Eisenbahnsteuerung</text:span></text:p>
          </draw:text-box>
        </draw:frame>
        <draw:frame draw:style-name="gr5" draw:text-style-name="P8" draw:layer="layout" svg:width="21.7cm" svg:height="30.449cm" svg:x="36.5cm" svg:y="13cm">
          <draw:text-box>
            <text:p text:style-name="P6"><text:span text:style-name="T3">In diesem studentischen Projekt haben die Teilnehmer ein sicher-heitsrelevantes, eingebettetes Sys-tem entwickelt. Hierbei wurde ein Vorgehen gewählt, das die Sicherheit des Ergebnisses gewährleistet. Das System ist eine Eisenbahnsteuer-ung, konkret realisiert für eine Modelleisenbahn. </text:span></text:p>
            <text:p text:style-name="P6"><text:span text:style-name="T3"/></text:p>
            <text:p text:style-name="P6"><text:span text:style-name="T3">Das System löst autonom bzw. automatisch eine Fahraufgabe, bestehend aus einer vorgegebenen Rangieraufgabe, die einen vorge-gebenen Zugbetrieb kreuzt</text:span><text:span text:style-name="T4">.</text:span></text:p>
            <text:p text:style-name="P6"><text:span text:style-name="T4"/></text:p>
            <text:p text:style-name="P6"><text:span text:style-name="T5">Während der Ausführung dieser Fahr-aufgabe muss sichergestellt werden, dass auf den Gleisanlagen zu keinen Zeitpunkt ein kritischer Zustand ent-steht.</text:span></text:p>
            <text:p text:style-name="P7"><text:span text:style-name="T6"/></text:p>
            <text:p text:style-name="P7"><text:span text:style-name="T6"/></text:p>
          </draw:text-box>
        </draw:frame>
        <draw:frame draw:style-name="gr6" draw:text-style-name="P10" draw:layer="layout" svg:width="57.4cm" svg:height="3.095cm" svg:x="1cm" svg:y="45cm">
          <draw:text-box>
            <text:p text:style-name="P9"><text:span text:style-name="T7">Die Sicherheit der Steuerung wird durch die folgenden drei Faktoren bei Entwurf und Entwicklung sichergestellt: </text:span><text:span text:style-name="T7"><text:tab/></text:span><text:span text:style-name="T7"><text:tab/></text:span><text:span text:style-name="T7"><text:tab/></text:span></text:p>
          </draw:text-box>
        </draw:frame>
        <draw:frame draw:style-name="gr7" draw:text-style-name="P11" draw:layer="layout" svg:width="18cm" svg:height="9.62cm" svg:x="20.7cm" svg:y="65cm">
          <draw:text-box>
            <text:p text:style-name="P2"><text:span text:style-name="T8">Architektur für sichere Systeme. Aufbau aus Anwendungs-, Sicherheits- und Treiberschicht.</text:span></text:p>
            <text:p text:style-name="P2"><text:span text:style-name="T8">Kommunikation der Schichten </text:span></text:p>
            <text:p text:style-name="P2"><text:span text:style-name="T8">untereinander über jeweils einen Shared - Memory.</text:span></text:p>
          </draw:text-box>
        </draw:frame>
        <draw:frame draw:style-name="gr8" draw:text-style-name="P12" draw:layer="layout" svg:width="18cm" svg:height="7cm" svg:x="39.83cm" svg:y="65cm">
          <draw:text-box>
            <text:p><text:span text:style-name="T8">Redundanter Aufbau der</text:span></text:p>
            <text:p><text:span text:style-name="T8">Hardware:</text:span></text:p>
            <text:list text:style-name="L1">
              <text:list-item>
                <text:p><text:span text:style-name="T8"><text:s/></text:span><text:span text:style-name="T8">Verwendung von zwei µC</text:span></text:p>
              </text:list-item>
              <text:list-item>
                <text:p><text:span text:style-name="T8"><text:s/></text:span><text:span text:style-name="T8">Verwendung von zwei </text:span></text:p>
                <text:list>
                  <text:list-header>
                    <text:p><text:span text:style-name="T8">Sensorsätzen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8cm" svg:height="4.312cm" svg:x="1.57cm" svg:y="65cm">
          <draw:text-box>
            <text:p><text:span text:style-name="T8">Software - Entwicklungs-prozess nach ProVista</text:span><text:span text:style-name="T9">®</text:span><text:span text:style-name="T8"> </text:span></text:p>
            <text:p><text:span text:style-name="T8">V-Modell</text:span></text:p>
          </draw:text-box>
        </draw:frame>
        <draw:frame draw:style-name="gr10" draw:text-style-name="P12" draw:layer="layout" svg:width="15cm" svg:height="1.589cm" svg:x="41.33cm" svg:y="50cm">
          <draw:text-box>
            <text:p text:style-name="P13"><text:span text:style-name="T8">Redundanz der Hardware</text:span></text:p>
          </draw:text-box>
        </draw:frame>
        <draw:line draw:style-name="gr11" draw:text-style-name="P1" draw:layer="layout" svg:x1="1cm" svg:y1="11cm" svg:x2="58.4cm" svg:y2="11cm">
          <text:p/>
        </draw:line>
        <draw:line draw:style-name="gr11" draw:text-style-name="P1" draw:layer="layout" svg:x1="1cm" svg:y1="80.6cm" svg:x2="58.4cm" svg:y2="80.6cm">
          <text:p/>
        </draw:line>
        <draw:frame draw:style-name="gr12" draw:text-style-name="P14" draw:layer="layout" svg:width="57.4cm" svg:height="0.861cm" svg:x="1cm" svg:y="81cm">
          <draw:text-box>
            <text:p><text:span text:style-name="T10">HS Bremen, Studentisches Projekt WiSe 09/10 Prof. Dr. Bredereke, </text:span><text:span text:style-name="T11">Felix Blüml, Matthias Buß, Melanie Garbade, Oliver Gatti, Altan Gottwald, Jan-Christopher Icken, Jan Kremer, Thomas Musialski, Vitali Voroth, Philip Weber</text:span><text:span text:style-name="T12"> </text:span></text:p>
          </draw:text-box>
        </draw:frame>
        <draw:frame draw:style-name="gr12" draw:text-style-name="P14" draw:layer="layout" svg:width="57.4cm" svg:height="0.861cm" svg:x="1cm" svg:y="82cm">
          <draw:text-box>
            <text:p><text:span text:style-name="T10">HS Bremen, Studentisches Projekt SoSe 10 Prof. Dr. Bredereke, </text:span><text:span text:style-name="T11">Jan-Christopher Icken, Felix Geber, Kai Dziembala, Norman Nieß, Ole Bohn</text:span></text:p>
          </draw:text-box>
        </draw:frame>
        <draw:line draw:style-name="gr11" draw:text-style-name="P1" draw:layer="layout" svg:x1="1cm" svg:y1="43.2cm" svg:x2="58.4cm" svg:y2="43.2cm">
          <text:p/>
        </draw:line>
        <draw:frame draw:style-name="gr13" draw:text-style-name="P1" draw:layer="layout" svg:width="11.182cm" svg:height="1.56cm" svg:x="4.98cm" svg:y="50cm">
          <draw:text-box>
            <text:p text:style-name="P1"><text:span text:style-name="T1">ProVista</text:span><text:span text:style-name="T13">®</text:span><text:span text:style-name="T1"> - V-Modell</text:span></text:p>
          </draw:text-box>
        </draw:frame>
        <draw:frame draw:style-name="gr1" draw:text-style-name="P1" draw:layer="layout" svg:width="17.209cm" svg:height="7.917cm" svg:x="21.09cm" svg:y="52.58cm">
          <draw:image xlink:href="Pictures/200000190000433A00001EEEB2784E6F.svm" xlink:type="simple" xlink:show="embed" xlink:actuate="onLoad">
            <text:p/>
          </draw:image>
        </draw:frame>
        <draw:frame draw:style-name="gr1" draw:text-style-name="P1" draw:layer="measurelines" svg:width="15cm" svg:height="10.5cm" svg:x="41.33cm" svg:y="52.5cm">
          <draw:image xlink:href="file:///F:/Daten/Word/Daimler/Hochschule/6%20Semester/Projekt%20Mechatronik/Poster/Abbildung_Redundanz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Pan</meta:initial-creator>
    <meta:creation-date>2010-06-10T12:24:25</meta:creation-date>
    <dc:date>2010-06-16T19:58:57.85</dc:date>
    <dc:creator>Peter Pan</dc:creator>
    <meta:editing-duration>PT04H09M51S</meta:editing-duration>
    <meta:editing-cycles>19</meta:editing-cycles>
    <meta:generator>OpenOffice.org/3.2$Win32 OpenOffice.org_project/320m12$Build-9483</meta:generator>
    <meta:document-statistic meta:object-count="21"/>
  </office:meta>
</office:document-meta>
</file>